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2016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</text:p>
          </table:table-cell>
          <table:covered-table-cell table:number-columns-repeated="2"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6/24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5/30</text:p>
          </table:table-cell>
          <table:table-cell table:style-name="ce14" office:value-type="string" calcext:value-type="string">
            <text:p>11/6</text:p>
          </table:table-cell>
          <table:table-cell table:style-name="ce14" office:value-type="string" calcext:value-type="string">
            <text:p>11/14</text:p>
          </table:table-cell>
          <table:table-cell table:style-name="ce11" office:value-type="string" calcext:value-type="string">
            <text:p>5/17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1/29</text:p>
          </table:table-cell>
          <table:table-cell table:style-name="ce11" office:value-type="string" calcext:value-type="string">
            <text:p>11/4</text:p>
          </table:table-cell>
          <table:table-cell table:style-name="ce14" office:value-type="string" calcext:value-type="string">
            <text:p>12/3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2"/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4:.O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5:.O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6:.O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7:.O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8:.O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9:.O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0:.O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2"/>
          <table:table-cell table:style-name="ce1" table:formula="of:=SUM([.D11:.O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12:.O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3:.O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4:.O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5:.O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6:.O1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8:.O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9:.O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20:.O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21:.O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22:.O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23:.O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24:.O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25:.O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26:.O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27:.O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28:.O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29:.O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30:.O3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32:.O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33:.O3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34:.O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35:.O3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36:.O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37:.O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38:.O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39:.O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40:.O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41:.O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42:.O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43:.O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44:.O4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2"/>
          <table:table-cell table:style-name="ce1" table:formula="of:=SUM([.D45:.O4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46:.O4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47:.O4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48:.O48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49:.O4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50:.O5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51:.O5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52:.O5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53:.O5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54:.O5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55:.O5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56:.O5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57:.O5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58:.O5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59:.O5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3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61:.O61])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62:.O6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63:.O6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64:.O6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65:.O6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66:.O6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67:.O6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68:.O6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69:.O6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2"/>
          <table:table-cell table:style-name="ce1" table:formula="of:=SUM([.D70:.O7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2"/>
          <table:table-cell table:style-name="ce1" table:formula="of:=SUM([.D71:.O7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" table:formula="of:=SUM([.D72:.O7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74:.O7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75:.O7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76:.O7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77:.O7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78:.O7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79:.O7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80:.O8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81:.O8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82:.O8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83:.O8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84:.O8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85:.O8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87:.O8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88:.O8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89:.O8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90:.O9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91:.O9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92:.O9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93:.O9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94:.O9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95:.O9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96:.O9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97:.O9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" table:formula="of:=SUM([.D98:.O9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00:.O10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01:.O10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02:.O10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03:.O10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04:.O10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05:.O10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06:.O10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07:.O10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08:.O10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2"/>
          <table:table-cell table:style-name="ce1" table:formula="of:=SUM([.D109:.O10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10:.O11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11:.O11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12:.O11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113])" office:value-type="float" office:value="10" calcext:value-type="float">
            <text:p>10</text:p>
          </table:table-cell>
          <table:table-cell table:style-name="ce6" table:formula="of:=SUM([.E4:.E113])" office:value-type="float" office:value="10" calcext:value-type="float">
            <text:p>10</text:p>
          </table:table-cell>
          <table:table-cell table:style-name="ce9" table:formula="of:=SUM([.F4:.F113])" office:value-type="float" office:value="10" calcext:value-type="float">
            <text:p>10</text:p>
          </table:table-cell>
          <table:table-cell table:style-name="ce9" table:formula="of:=SUM([.G4:.G113])" office:value-type="float" office:value="10" calcext:value-type="float">
            <text:p>10</text:p>
          </table:table-cell>
          <table:table-cell table:style-name="ce9" table:formula="of:=SUM([.H4:.H113])" office:value-type="float" office:value="10" calcext:value-type="float">
            <text:p>10</text:p>
          </table:table-cell>
          <table:table-cell table:style-name="ce6" table:formula="of:=SUM([.I4:.I113])" office:value-type="float" office:value="10" calcext:value-type="float">
            <text:p>10</text:p>
          </table:table-cell>
          <table:table-cell table:style-name="ce6" table:formula="of:=SUM([.J4:.J113])" office:value-type="float" office:value="10" calcext:value-type="float">
            <text:p>10</text:p>
          </table:table-cell>
          <table:table-cell table:style-name="ce6" table:formula="of:=SUM([.K4:.K113])" office:value-type="float" office:value="10" calcext:value-type="float">
            <text:p>10</text:p>
          </table:table-cell>
          <table:table-cell table:style-name="ce9" table:formula="of:=SUM([.L4:.L113])" office:value-type="float" office:value="10" calcext:value-type="float">
            <text:p>10</text:p>
          </table:table-cell>
          <table:table-cell table:style-name="ce6" table:formula="of:=SUM([.M4:.M113])" office:value-type="float" office:value="10" calcext:value-type="float">
            <text:p>10</text:p>
          </table:table-cell>
          <table:table-cell table:style-name="ce9" table:formula="of:=SUM([.N4:.N113])" office:value-type="float" office:value="10" calcext:value-type="float">
            <text:p>10</text:p>
          </table:table-cell>
          <table:table-cell table:style-name="ce2"/>
          <table:table-cell table:style-name="ce1" table:formula="of:=SUM([.D114:.O114])" office:value-type="float" office:value="110" calcext:value-type="float">
            <text:p>110</text:p>
          </table:table-cell>
        </table:table-row>
        <table:table-row table:style-name="ro1" table:number-rows-repeated="104846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00/00/00</text:date>, <text:time style:data-style-name="N2" text:time-value="13:41:15.88177574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7T13:49:42.992910604</dc:date>
    <meta:editing-duration>PT5H7M20S</meta:editing-duration>
    <meta:editing-cycles>22</meta:editing-cycles>
    <meta:generator>LibreOffice/6.4.7.2$Linux_X86_64 LibreOffice_project/40$Build-2</meta:generator>
    <meta:document-statistic meta:table-count="1" meta:cell-count="588" meta:object-count="0"/>
  </office:meta>
</office:document-meta>
</file>